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automatic-styles>
    <style:style style:name="Table1" style:family="table">
      <style:table-properties style:width="7.434in" table:align="left" style:shadow="none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0.8736in"/>
    </style:style>
    <style:style style:name="Table1.D" style:family="table-column">
      <style:table-column-properties style:column-width="1.6264in"/>
    </style:style>
    <style:style style:name="Table1.E" style:family="table-column">
      <style:table-column-properties style:column-width="2.7451in"/>
    </style:style>
    <style:style style:name="Table1.A1" style:family="table-cell">
      <style:table-cell-properties fo:padding="0.0382in" fo:border-left="0.05pt solid #00688f" fo:border-right="none" fo:border-top="0.05pt solid #00688f" fo:border-bottom="0.05pt solid #00688f"/>
    </style:style>
    <style:style style:name="Table1.E1" style:family="table-cell">
      <style:table-cell-properties fo:padding="0.0382in" fo:border="0.05pt solid #00688f"/>
    </style:style>
    <style:style style:name="Table1.A2" style:family="table-cell">
      <style:table-cell-properties fo:padding="0.0382in" fo:border-left="0.05pt solid #00688f" fo:border-right="none" fo:border-top="none" fo:border-bottom="0.05pt solid #00688f"/>
    </style:style>
    <style:style style:name="Table1.E2" style:family="table-cell">
      <style:table-cell-properties fo:padding="0.0382in" fo:border-left="0.05pt solid #00688f" fo:border-right="0.05pt solid #00688f" fo:border-top="none" fo:border-bottom="0.05pt solid #00688f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Default">
      <style:text-properties fo:font-size="12pt" style:font-size-asian="12pt" style:font-size-complex="12pt"/>
    </style:style>
    <style:style style:name="P4" style:family="paragraph" style:parent-style-name="Default">
      <style:text-properties style:font-name="Ubuntu Mono"/>
    </style:style>
    <style:style style:name="P5" style:family="paragraph" style:parent-style-name="Default">
      <style:text-properties style:font-name="Ubuntu Mono" style:font-name-asian="Ubuntu Mono2" style:font-name-complex="Ubuntu Mono2"/>
    </style:style>
    <style:style style:name="P6" style:family="paragraph" style:parent-style-name="Default">
      <style:text-properties style:font-name="Ubuntu Mono" officeooo:paragraph-rsid="00109b2b" style:font-name-asian="Ubuntu Mono2" style:font-name-complex="Ubuntu Mono2"/>
    </style:style>
    <style:style style:name="P7" style:family="paragraph" style:parent-style-name="Title">
      <style:text-properties fo:color="#00688f" style:font-name="Ubuntu" fo:font-size="18pt" fo:language="en" fo:country="US" style:font-size-asian="18pt" style:font-size-complex="18pt"/>
    </style:style>
    <style:style style:name="P8" style:family="paragraph" style:parent-style-name="Default" style:master-page-name="Standard">
      <style:paragraph-properties style:page-number="auto"/>
      <style:text-properties style:font-name="Ubuntu Mono"/>
    </style:style>
    <style:style style:name="P9" style:family="paragraph" style:parent-style-name="Default">
      <style:text-properties officeooo:rsid="00156bc7" officeooo:paragraph-rsid="00156bc7"/>
    </style:style>
    <style:style style:name="P10" style:family="paragraph" style:parent-style-name="Default">
      <style:text-properties fo:font-size="12pt" fo:language="en" fo:country="US" officeooo:paragraph-rsid="0011223d" style:font-size-asian="12pt" style:font-size-complex="12pt"/>
    </style:style>
    <style:style style:name="P11" style:family="paragraph" style:parent-style-name="Title">
      <style:text-properties fo:color="#00688f" style:font-name="Ubuntu" fo:font-size="18pt" fo:language="en" fo:country="US" officeooo:rsid="00156bc7" officeooo:paragraph-rsid="00156bc7" style:font-size-asian="18pt" style:font-size-complex="18pt"/>
    </style:style>
    <style:style style:name="P12" style:family="paragraph" style:parent-style-name="Table_20_Contents">
      <style:text-properties style:font-name="Ubuntu Mono" fo:font-size="10pt" officeooo:rsid="00156bc7" officeooo:paragraph-rsid="00156bc7" style:font-name-asian="Ubuntu Mono2" style:font-size-asian="10pt" style:font-name-complex="Ubuntu Mono2" style:font-size-complex="10pt"/>
    </style:style>
    <style:style style:name="P13" style:family="paragraph" style:parent-style-name="Table_20_Contents">
      <style:text-properties style:font-name="Ubuntu Mono" fo:font-size="10pt" officeooo:rsid="0010fa18" officeooo:paragraph-rsid="0011223d" style:font-name-asian="Ubuntu Mono2" style:font-size-asian="10pt" style:font-name-complex="Ubuntu Mono2" style:font-size-complex="10pt"/>
    </style:style>
    <style:style style:name="P14" style:family="paragraph" style:parent-style-name="Table_20_Contents">
      <style:text-properties style:font-name="Ubuntu Mono" fo:font-size="10pt" officeooo:rsid="00109b2b" officeooo:paragraph-rsid="00109b2b" style:font-name-asian="Ubuntu Mono2" style:font-size-asian="10pt" style:font-name-complex="Ubuntu Mono2" style:font-size-complex="10pt"/>
    </style:style>
    <style:style style:name="P15" style:family="paragraph" style:parent-style-name="Table_20_Contents">
      <style:text-properties style:font-name="Ubuntu Mono" fo:font-size="10pt" officeooo:rsid="0017d084" officeooo:paragraph-rsid="0017d084" style:font-name-asian="Ubuntu Mono2" style:font-size-asian="10pt" style:font-name-complex="Ubuntu Mono2" style:font-size-complex="10pt"/>
    </style:style>
    <style:style style:name="P16" style:family="paragraph" style:parent-style-name="Table_20_Contents">
      <style:text-properties style:font-name="Ubuntu Mono" fo:font-size="10pt" officeooo:rsid="0018a651" officeooo:paragraph-rsid="0018a651" style:font-name-asian="Ubuntu Mono2" style:font-size-asian="10pt" style:font-name-complex="Ubuntu Mono2" style:font-size-complex="10pt"/>
    </style:style>
    <style:style style:name="P17" style:family="paragraph" style:parent-style-name="Table_20_Contents">
      <style:text-properties style:font-name="Ubuntu Mono" fo:font-size="10pt" fo:font-weight="bold" officeooo:rsid="0017d084" officeooo:paragraph-rsid="0017d084" style:font-name-asian="Ubuntu Mono2" style:font-size-asian="10pt" style:font-weight-asian="bold" style:font-name-complex="Ubuntu Mono2" style:font-size-complex="10pt" style:font-weight-complex="bold"/>
    </style:style>
    <style:style style:name="P18" style:family="paragraph" style:parent-style-name="Table_20_Contents">
      <style:text-properties style:font-name="Ubuntu Mono" fo:font-size="10pt" fo:font-weight="normal" officeooo:rsid="00109b2b" officeooo:paragraph-rsid="00109b2b" style:font-name-asian="Ubuntu Mono2" style:font-size-asian="10pt" style:font-weight-asian="normal" style:font-name-complex="Ubuntu Mono2" style:font-size-complex="10pt" style:font-weight-complex="normal"/>
    </style:style>
    <style:style style:name="P19" style:family="paragraph" style:parent-style-name="Table_20_Contents">
      <style:text-properties style:font-name="Ubuntu Mono" fo:font-size="10pt" fo:font-weight="normal" officeooo:rsid="00156bc7" officeooo:paragraph-rsid="00156bc7" style:font-name-asian="Ubuntu Mono2" style:font-size-asian="10pt" style:font-weight-asian="normal" style:font-name-complex="Ubuntu Mono2" style:font-size-complex="10pt" style:font-weight-complex="normal"/>
    </style:style>
    <style:style style:name="P20" style:family="paragraph" style:parent-style-name="Table_20_Contents">
      <style:text-properties style:font-name="Ubuntu Mono" fo:font-size="10pt" fo:language="en" fo:country="US" fo:font-weight="normal" officeooo:rsid="00156bc7" officeooo:paragraph-rsid="00109b2b" style:font-name-asian="Ubuntu Mono2" style:font-size-asian="10pt" style:language-asian="en" style:country-asian="US" style:font-weight-asian="normal" style:font-name-complex="Ubuntu Mono2" style:font-size-complex="10pt" style:language-complex="ar" style:country-complex="SA" style:font-weight-complex="normal"/>
    </style:style>
    <style:style style:name="P21" style:family="paragraph" style:parent-style-name="Table_20_Contents">
      <style:text-properties style:font-name="Ubuntu Mono" fo:font-size="10pt" fo:language="en" fo:country="US" fo:font-weight="normal" officeooo:rsid="00156bc7" officeooo:paragraph-rsid="0015da06" style:font-name-asian="Ubuntu Mono2" style:font-size-asian="10pt" style:language-asian="en" style:country-asian="US" style:font-weight-asian="normal" style:font-name-complex="Ubuntu Mono2" style:font-size-complex="10pt" style:language-complex="ar" style:country-complex="SA" style:font-weight-complex="normal"/>
    </style:style>
    <style:style style:name="P22" style:family="paragraph" style:parent-style-name="Table_20_Contents">
      <style:text-properties style:font-name="Ubuntu Mono" fo:font-size="10pt" fo:language="en" fo:country="US" fo:font-weight="normal" officeooo:rsid="0017d084" officeooo:paragraph-rsid="0017d084" style:font-name-asian="Ubuntu Mono2" style:font-size-asian="10pt" style:language-asian="en" style:country-asian="US" style:font-weight-asian="normal" style:font-name-complex="Ubuntu Mono2" style:font-size-complex="10pt" style:language-complex="ar" style:country-complex="SA" style:font-weight-complex="normal"/>
    </style:style>
    <style:style style:name="P23" style:family="paragraph" style:parent-style-name="Table_20_Contents">
      <style:text-properties officeooo:paragraph-rsid="0017d084"/>
    </style:style>
    <style:style style:name="P24" style:family="paragraph" style:parent-style-name="Table_20_Contents">
      <style:text-properties officeooo:rsid="0017d084" officeooo:paragraph-rsid="0017d084"/>
    </style:style>
    <style:style style:name="P25" style:family="paragraph" style:parent-style-name="Table_20_Contents">
      <style:text-properties officeooo:rsid="0018a651" officeooo:paragraph-rsid="0018a651"/>
    </style:style>
    <style:style style:name="P26" style:family="paragraph" style:parent-style-name="Table_20_Heading">
      <style:text-properties fo:color="#00688f" style:font-name="Ubuntu Mono" fo:font-size="10pt" fo:font-weight="bold" officeooo:rsid="00156bc7" officeooo:paragraph-rsid="00109b2b" style:font-name-asian="Ubuntu Mono2" style:font-size-asian="10pt" style:font-weight-asian="bold" style:font-name-complex="Ubuntu Mono2" style:font-size-complex="10pt" style:font-weight-complex="bold"/>
    </style:style>
    <style:style style:name="P27" style:family="paragraph" style:parent-style-name="Table_20_Heading">
      <style:text-properties fo:color="#00688f" style:font-name="Ubuntu Mono" fo:font-size="10pt" fo:font-weight="bold" officeooo:rsid="00156bc7" officeooo:paragraph-rsid="00156bc7" style:font-name-asian="Ubuntu Mono2" style:font-size-asian="10pt" style:font-weight-asian="bold" style:font-name-complex="Ubuntu Mono2" style:font-size-complex="10pt" style:font-weight-complex="bold"/>
    </style:style>
    <style:style style:name="P28" style:family="paragraph" style:parent-style-name="Table_20_Heading">
      <style:text-properties fo:color="#00688f" style:font-name="Ubuntu Mono" fo:font-size="10pt" fo:font-weight="bold" officeooo:rsid="0017d084" officeooo:paragraph-rsid="0017d084" style:font-name-asian="Ubuntu Mono2" style:font-size-asian="10pt" style:font-weight-asian="bold" style:font-name-complex="Ubuntu Mono2" style:font-size-complex="10pt" style:font-weight-complex="bold"/>
    </style:style>
    <style:style style:name="P29" style:family="paragraph" style:parent-style-name="Table_20_Heading">
      <style:text-properties fo:color="#00688f" style:font-name="Ubuntu Mono" fo:font-size="10pt" fo:language="en" fo:country="US" fo:font-weight="bold" officeooo:rsid="0011223d" officeooo:paragraph-rsid="0011223d" style:font-name-asian="Ubuntu Mono2" style:font-size-asian="10pt" style:language-asian="en" style:country-asian="US" style:font-weight-asian="bold" style:font-name-complex="Ubuntu Mono2" style:font-size-complex="10pt" style:language-complex="ar" style:country-complex="SA" style:font-weight-complex="bold"/>
    </style:style>
    <style:style style:name="T1" style:family="text">
      <style:text-properties officeooo:rsid="00156bc7"/>
    </style:style>
    <style:style style:name="T2" style:family="text">
      <style:text-properties fo:color="#e48e1a" fo:language="en" fo:country="US"/>
    </style:style>
    <style:style style:name="T3" style:family="text">
      <style:text-properties fo:color="#00688f" fo:language="en" fo:country="US" fo:font-weight="normal" style:language-asian="en" style:country-asian="US" style:font-weight-asian="normal" style:language-complex="ar" style:country-complex="SA" style:font-weight-complex="normal"/>
    </style:style>
    <style:style style:name="T4" style:family="text">
      <style:text-properties fo:color="#00688f" fo:language="en" fo:country="US" fo:font-weight="normal" officeooo:rsid="00156bc7" style:language-asian="en" style:country-asian="US" style:font-weight-asian="normal" style:language-complex="ar" style:country-complex="SA" style:font-weight-complex="normal"/>
    </style:style>
    <style:style style:name="T5" style:family="text">
      <style:text-properties style:font-name="Ubuntu Mono" fo:font-size="10pt" style:font-name-asian="Ubuntu Mono2" style:font-size-asian="10pt" style:font-name-complex="Ubuntu Mono2" style:font-size-complex="10pt"/>
    </style:style>
    <style:style style:name="T6" style:family="text">
      <style:text-properties style:font-name="Ubuntu Mono" fo:font-size="10pt" officeooo:rsid="0017d084" style:font-name-asian="Ubuntu Mono2" style:font-size-asian="10pt" style:font-name-complex="Ubuntu Mono2" style:font-size-complex="10pt"/>
    </style:style>
    <style:style style:name="T7" style:family="text">
      <style:text-properties style:font-name="Ubuntu Mono" fo:font-size="10pt" officeooo:rsid="0018a651" style:font-name-asian="Ubuntu Mono2" style:font-size-asian="10pt" style:font-name-complex="Ubuntu Mono2" style:font-size-complex="10pt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4"/>
      <text:p text:style-name="P7"/>
      <text:p text:style-name="P11">MySQL Logs</text:p>
      <text:p text:style-name="P5"/>
      <text:p text:style-name="P9"><text:span text:style-name="T2">MySQL Log Overview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6">Log</text:p>
            </table:table-cell>
            <table:table-cell table:style-name="Table1.A1" office:value-type="string">
              <text:p text:style-name="P29"><text:span text:style-name="T1">Description</text:span></text:p>
            </table:table-cell>
            <table:table-cell table:style-name="Table1.A1" office:value-type="string">
              <text:p text:style-name="P27">Log Table</text:p>
            </table:table-cell>
            <table:table-cell table:style-name="Table1.A1" office:value-type="string">
              <text:p text:style-name="P27">Log File</text:p>
            </table:table-cell>
            <table:table-cell table:style-name="Table1.A1" office:value-type="string">
              <text:p text:style-name="P28">Applicable</text:p>
              <text:p text:style-name="P28">Variables</text:p>
            </table:table-cell>
            <table:table-cell table:style-name="Table1.E1" office:value-type="string">
              <text:p text:style-name="P27">Notes</text:p>
            </table:table-cell>
          </table:table-row>
        </table:table-header-rows>
        <table:table-row>
          <table:table-cell table:style-name="Table1.A2" office:value-type="string">
            <text:p text:style-name="P12">Error</text:p>
          </table:table-cell>
          <table:table-cell table:style-name="Table1.A2" office:value-type="string">
            <text:p text:style-name="P12">Problems encountered when staring, running, or stopping <text:span text:style-name="T3">mysqld</text:span>.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General Log</text:p>
          </table:table-cell>
          <table:table-cell table:style-name="Table1.A2" office:value-type="string">
            <text:p text:style-name="P12">Statements received from clients.</text:p>
          </table:table-cell>
          <table:table-cell table:style-name="Table1.A2" office:value-type="string">
            <text:p text:style-name="P12">mysql.general_log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3"><text:span text:style-name="T6">log-output</text:span></text:p>
            <text:p text:style-name="P24"><text:span text:style-name="T5">general_log</text:span></text:p>
            <text:p text:style-name="P25"><text:span text:style-name="T5">general_log_file</text:span></text:p>
            <text:p text:style-name="P23"><text:span text:style-name="T6"/></text:p>
          </table:table-cell>
          <table:table-cell table:style-name="Table1.E2" office:value-type="string">
            <text:p text:style-name="P15">Use the <text:span text:style-name="T4">log-output</text:span> variable to define whether the log is written to a table, file, or both.</text:p>
            <text:p text:style-name="P15"/>
            <text:p text:style-name="P16">Note this log uses the CSV storage engine.</text:p>
          </table:table-cell>
        </table:table-row>
        <table:table-row>
          <table:table-cell table:style-name="Table1.A2" office:value-type="string">
            <text:p text:style-name="P12">Binary Log</text:p>
          </table:table-cell>
          <table:table-cell table:style-name="Table1.A2" office:value-type="string">
            <text:p text:style-name="P12">Statements that change data. <text:s/>Also used for replication and recovery.</text:p>
          </table:table-cell>
          <table:table-cell table:style-name="Table1.A2" office:value-type="string">
            <text:p text:style-name="P19">N/A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Relay Log</text:p>
          </table:table-cell>
          <table:table-cell table:style-name="Table1.A2" office:value-type="string">
            <text:p text:style-name="P12">Data changes received from a replication master server.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>See §16.2.4.1 of 5.7 Reference Manual</text:p>
          </table:table-cell>
        </table:table-row>
        <table:table-row>
          <table:table-cell table:style-name="Table1.A2" office:value-type="string">
            <text:p text:style-name="P12">Slow Query Log</text:p>
          </table:table-cell>
          <table:table-cell table:style-name="Table1.A2" office:value-type="string">
            <text:p text:style-name="P12">Queries that took more that <text:span text:style-name="T3">long_query_time</text:span> seconds to execute.</text:p>
          </table:table-cell>
          <table:table-cell table:style-name="Table1.A2" office:value-type="string">
            <text:p text:style-name="P12">mysql.slow_lo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><text:span text:style-name="T6">log-output</text:span></text:p>
            <text:p text:style-name="P24"><text:span text:style-name="T7">slow_query</text:span><text:span text:style-name="T5">_log</text:span></text:p>
            <text:p text:style-name="P25"><text:span text:style-name="T5">slow_query_log_file</text:span></text:p>
            <text:p text:style-name="P23"><text:span text:style-name="T6"/></text:p>
          </table:table-cell>
          <table:table-cell table:style-name="Table1.E2" office:value-type="string">
            <text:p text:style-name="P15">Use the <text:span text:style-name="T4">log-output</text:span> variable to define whether the log is written to a table, file, or both.</text:p>
            <text:p text:style-name="P15"/>
            <text:p text:style-name="P16">Note this log uses the CSV storage engine.</text:p>
          </table:table-cell>
        </table:table-row>
        <table:table-row>
          <table:table-cell table:style-name="Table1.A2" office:value-type="string">
            <text:p text:style-name="P12">DDL Log</text:p>
          </table:table-cell>
          <table:table-cell table:style-name="Table1.A2" office:value-type="string">
            <text:p text:style-name="P12">Metadata operatiopns performed by DDL statements.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0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ocuments/MySQL/mysql_log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21:58:15.870275190</dc:date>
    <meta:editing-duration>PT1H56M34S</meta:editing-duration>
    <meta:editing-cycles>12</meta:editing-cycles>
    <meta:generator>LibreOffice/5.0.0.5$MacOSX_X86_64 LibreOffice_project/1b1a90865e348b492231e1c451437d7a15bb262b</meta:generator>
    <dc:creator>Tim Sanders</dc:creator>
    <meta:document-statistic meta:table-count="1" meta:image-count="1" meta:object-count="0" meta:page-count="1" meta:paragraph-count="39" meta:word-count="140" meta:character-count="956" meta:non-whitespace-character-count="854"/>
  </office:meta>
</office:document-meta>
</file>